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ackground-color="transparent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7FFF00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36">
      <style:table-cell-properties fo:background-color="#7FFF00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3.22791666666667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2.96333333333333cm"/>
    </style:style>
    <style:style style:name="co12" style:family="table-column">
      <style:table-column-properties fo:break-before="auto" style:column-width="2.56645833333333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1.40229166666667cm"/>
    </style:style>
    <style:style style:name="co15" style:family="table-column">
      <style:table-column-properties fo:break-before="auto" style:column-width="2.16958333333333cm"/>
    </style:style>
    <style:style style:name="co16" style:family="table-column">
      <style:table-column-properties fo:break-before="auto" style:column-width="3.38666666666667cm"/>
    </style:style>
    <style:style style:name="co17" style:family="table-column">
      <style:table-column-properties fo:break-before="auto" style:column-width="3.33375cm"/>
    </style:style>
    <style:style style:name="co18" style:family="table-column">
      <style:table-column-properties fo:break-before="auto" style:column-width="2.196041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umma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Index Size (bits)</text:p>
          </table:table-cell>
          <table:table-cell office:value-type="string" table:style-name="ce1">
            <text:p>Block Size (words)</text:p>
          </table:table-cell>
          <table:table-cell office:value-type="string" table:style-name="ce1">
            <text:p>Associativity</text:p>
          </table:table-cell>
          <table:table-cell office:value-type="string" table:style-name="ce1">
            <text:p>Cache Size</text:p>
          </table:table-cell>
          <table:table-cell office:value-type="string" table:style-name="ce1">
            <text:p>Branch Prediction</text:p>
          </table:table-cell>
          <table:table-cell office:value-type="string" table:style-name="ce1">
            <text:p>Cache Miss Rate</text:p>
          </table:table-cell>
          <table:table-cell office:value-type="string" table:style-name="ce1">
            <text:p>CPI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168" table:formula="of:=[.C2]*(2^[.A2])*(32*[.B2] + 31 - [.A2] - LOG([.B2];2))" table:style-name="ce1">
            <text:p>7168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.9430889774977E-3" table:style-name="ce2">
            <text:p>0.006943</text:p>
          </table:table-cell>
          <table:table-cell office:value-type="float" office:value="1.27939313680332" table:style-name="ce3">
            <text:p>1.279393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632" table:formula="of:=[.C3]*(2^[.A3])*(32*[.B3] + 31 - [.A3] - LOG([.B3];2))" table:style-name="ce1">
            <text:p>5632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.2383515043359502E-3" table:style-name="ce2">
            <text:p>0.004238</text:p>
          </table:table-cell>
          <table:table-cell office:value-type="float" office:value="1.2541016636923601" table:style-name="ce3">
            <text:p>1.254102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9664" table:formula="of:=[.C4]*(2^[.A4])*(32*[.B4] + 31 - [.A4] - LOG([.B4];2))" table:style-name="ce1">
            <text:p>966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.42207846527061E-3" table:style-name="ce2">
            <text:p>0.001422</text:p>
          </table:table-cell>
          <table:table-cell office:value-type="float" office:value="1.2270699628744901" table:style-name="ce3">
            <text:p>1.227070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296" table:formula="of:=[.C5]*(2^[.A5])*(32*[.B5] + 31 - [.A5] - LOG([.B5];2))" table:style-name="ce1">
            <text:p>7296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.5767782951788797E-3" table:style-name="ce2">
            <text:p>0.005577</text:p>
          </table:table-cell>
          <table:table-cell office:value-type="float" office:value="1.2659776600644901" table:style-name="ce3">
            <text:p>1.265978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696" table:formula="of:=[.C6]*(2^[.A6])*(32*[.B6] + 31 - [.A6] - LOG([.B6];2))" table:style-name="ce1">
            <text:p>5696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2.8720408220171199E-3" table:style-name="ce2">
            <text:p>0.002872</text:p>
          </table:table-cell>
          <table:table-cell office:value-type="float" office:value="1.24068850382822" table:style-name="ce3">
            <text:p>1.240689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9728" table:formula="of:=[.C7]*(2^[.A7])*(32*[.B7] + 31 - [.A7] - LOG([.B7];2))" table:style-name="ce1">
            <text:p>9728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.42207846527061E-3" table:style-name="ce2">
            <text:p>0.001422</text:p>
          </table:table-cell>
          <table:table-cell office:value-type="float" office:value="1.2270699628744901" table:style-name="ce3">
            <text:p>1.227070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7424" table:formula="of:=[.C8]*(2^[.A8])*(32*[.B8] + 31 - [.A8] - LOG([.B8];2))" table:style-name="ce1">
            <text:p>742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.5767782951788797E-3" table:style-name="ce2">
            <text:p>0.005577</text:p>
          </table:table-cell>
          <table:table-cell office:value-type="float" office:value="1.2659776600644901" table:style-name="ce3">
            <text:p>1.265978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760" table:formula="of:=[.C9]*(2^[.A9])*(32*[.B9] + 31 - [.A9] - LOG([.B9];2))" table:style-name="ce1">
            <text:p>576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2.8720408220171199E-3" table:style-name="ce2">
            <text:p>0.002872</text:p>
          </table:table-cell>
          <table:table-cell office:value-type="float" office:value="1.24068850382822" table:style-name="ce3">
            <text:p>1.240689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9792" table:formula="of:=[.C10]*(2^[.A10])*(32*[.B10] + 31 - [.A10] - LOG([.B10];2))" table:style-name="ce1">
            <text:p>9792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.42207846527061E-3" table:style-name="ce2">
            <text:p>0.001422</text:p>
          </table:table-cell>
          <table:table-cell office:value-type="float" office:value="1.2270699628744901" table:style-name="ce3">
            <text:p>1.227070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168" table:formula="of:=[.C11]*(2^[.A11])*(32*[.B11] + 31 - [.A11] - LOG([.B11];2))" table:style-name="ce1">
            <text:p>7168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.9430889774977E-3" table:style-name="ce2">
            <text:p>0.006943</text:p>
          </table:table-cell>
          <table:table-cell office:value-type="float" office:value="1.07607976289817" table:style-name="ce3">
            <text:p>1.076080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632" table:formula="of:=[.C12]*(2^[.A12])*(32*[.B12] + 31 - [.A12] - LOG([.B12];2))" table:style-name="ce1">
            <text:p>5632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.2383515043359502E-3" table:style-name="ce2">
            <text:p>0.004238</text:p>
          </table:table-cell>
          <table:table-cell office:value-type="float" office:value="1.0510171783730899" table:style-name="ce3">
            <text:p>1.051017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9664" table:formula="of:=[.C13]*(2^[.A13])*(32*[.B13] + 31 - [.A13] - LOG([.B13];2))" table:style-name="ce1">
            <text:p>9664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.42207846527061E-3" table:style-name="ce2">
            <text:p>0.001422</text:p>
          </table:table-cell>
          <table:table-cell office:value-type="float" office:value="1.0241705752021399" table:style-name="ce3">
            <text:p>1.024171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296" table:formula="of:=[.C14]*(2^[.A14])*(32*[.B14] + 31 - [.A14] - LOG([.B14];2))" table:style-name="ce1">
            <text:p>7296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.5767782951788797E-3" table:style-name="ce2">
            <text:p>0.005577</text:p>
          </table:table-cell>
          <table:table-cell office:value-type="float" office:value="1.06267084855984" table:style-name="ce3">
            <text:p>1.062671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696" table:formula="of:=[.C15]*(2^[.A15])*(32*[.B15] + 31 - [.A15] - LOG([.B15];2))" table:style-name="ce1">
            <text:p>5696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.8720408220171199E-3" table:style-name="ce2">
            <text:p>0.002872</text:p>
          </table:table-cell>
          <table:table-cell office:value-type="float" office:value="1.0376082640347599" table:style-name="ce3">
            <text:p>1.037608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9728" table:formula="of:=[.C16]*(2^[.A16])*(32*[.B16] + 31 - [.A16] - LOG([.B16];2))" table:style-name="ce1">
            <text:p>9728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.42207846527061E-3" table:style-name="ce2">
            <text:p>0.001422</text:p>
          </table:table-cell>
          <table:table-cell office:value-type="float" office:value="1.0241705752021399" table:style-name="ce3">
            <text:p>1.024171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7424" table:formula="of:=[.C17]*(2^[.A17])*(32*[.B17] + 31 - [.A17] - LOG([.B17];2))" table:style-name="ce1">
            <text:p>7424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.5767782951788797E-3" table:style-name="ce2">
            <text:p>0.005577</text:p>
          </table:table-cell>
          <table:table-cell office:value-type="float" office:value="1.06267084855984" table:style-name="ce3">
            <text:p>1.062671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760" table:formula="of:=[.C18]*(2^[.A18])*(32*[.B18] + 31 - [.A18] - LOG([.B18];2))" table:style-name="ce1">
            <text:p>5760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.8720408220171199E-3" table:style-name="ce2">
            <text:p>0.002872</text:p>
          </table:table-cell>
          <table:table-cell office:value-type="float" office:value="1.0376082640347599" table:style-name="ce3">
            <text:p>1.037608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9792" table:formula="of:=[.C19]*(2^[.A19])*(32*[.B19] + 31 - [.A19] - LOG([.B19];2))" table:style-name="ce1">
            <text:p>9792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.42207846527061E-3" table:style-name="ce2">
            <text:p>0.001422</text:p>
          </table:table-cell>
          <table:table-cell office:value-type="float" office:value="1.0241705752021399" table:style-name="ce3">
            <text:p>1.024171</text:p>
          </table:table-cell>
          <table:table-cell table:number-columns-repeated="16377"/>
        </table:table-row>
        <table:table-row table:number-rows-repeated="10" table:style-name="ro1">
          <table:table-cell table:number-columns-repeated="5" table:style-name="ce1"/>
          <table:table-cell table:style-name="ce4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All_Data" table:style-name="ta1">
        <table:table-column table:style-name="co1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7" table:default-cell-style-name="ce1"/>
        <table:table-column table:style-name="co18" table:default-cell-style-name="ce1"/>
        <table:table-column table:style-name="co14" table:default-cell-style-name="ce1"/>
        <table:table-column table:style-name="co4" table:default-cell-style-name="ce1"/>
        <table:table-column table:style-name="co16" table:default-cell-style-name="ce1"/>
        <table:table-column table:style-name="co17" table:default-cell-style-name="ce1"/>
        <table:table-column table:style-name="co7" table:default-cell-style-name="ce1"/>
        <table:table-column table:style-name="co8" table:number-columns-repeated="16364" table:default-cell-style-name="ce1"/>
        <table:table-row table:style-name="ro1">
          <table:table-cell office:value-type="string" table:style-name="ce1">
            <text:p>Index Size (bits)</text:p>
          </table:table-cell>
          <table:table-cell office:value-type="string" table:style-name="ce1">
            <text:p>Block size (words)</text:p>
          </table:table-cell>
          <table:table-cell office:value-type="string" table:style-name="ce1">
            <text:p>Associativity</text:p>
          </table:table-cell>
          <table:table-cell office:value-type="string" table:style-name="ce1">
            <text:p>Cashe Size</text:p>
          </table:table-cell>
          <table:table-cell office:value-type="string" table:style-name="ce1">
            <text:p>Cashe Accesses</text:p>
          </table:table-cell>
          <table:table-cell office:value-type="string" table:style-name="ce1">
            <text:p>Cashe Misses</text:p>
          </table:table-cell>
          <table:table-cell office:value-type="string" table:style-name="ce1">
            <text:p>Cashe Hits</text:p>
          </table:table-cell>
          <table:table-cell office:value-type="string" table:style-name="ce5">
            <text:p>Cashe Miss Rate</text:p>
          </table:table-cell>
          <table:table-cell office:value-type="string" table:style-name="ce6">
            <text:p>No predict:</text:p>
          </table:table-cell>
          <table:table-cell office:value-type="string" table:style-name="ce1">
            <text:p>Cycles</text:p>
          </table:table-cell>
          <table:table-cell office:value-type="string" table:style-name="ce1">
            <text:p>Instructions</text:p>
          </table:table-cell>
          <table:table-cell office:value-type="string" table:style-name="ce1">
            <text:p>Branch Instructions</text:p>
          </table:table-cell>
          <table:table-cell office:value-type="string" table:style-name="ce1">
            <text:p>Correct Predictions</text:p>
          </table:table-cell>
          <table:table-cell office:value-type="string" table:style-name="ce5">
            <text:p>CPI</text:p>
          </table:table-cell>
          <table:table-cell office:value-type="string" table:style-name="ce6">
            <text:p>With predict:</text:p>
          </table:table-cell>
          <table:table-cell office:value-type="string" table:style-name="ce1">
            <text:p>Cycles</text:p>
          </table:table-cell>
          <table:table-cell office:value-type="string" table:style-name="ce1">
            <text:p>Instructions</text:p>
          </table:table-cell>
          <table:table-cell office:value-type="string" table:style-name="ce1">
            <text:p>Branch Instructions</text:p>
          </table:table-cell>
          <table:table-cell office:value-type="string" table:style-name="ce1">
            <text:p>Correct Predictions</text:p>
          </table:table-cell>
          <table:table-cell office:value-type="string" table:style-name="ce5">
            <text:p>CPI</text:p>
          </table:table-cell>
          <table:table-cell table:number-columns-repeated="1636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168" table:formula="of:=[.C2]*(2^[.A2])*(32*[.B2] + 31 - [.A2] - LOG([.B2];2))" table:style-name="ce1">
            <text:p>7168</text:p>
          </table:table-cell>
          <table:table-cell office:value-type="float" office:value="35863" table:style-name="ce1">
            <text:p>35863</text:p>
          </table:table-cell>
          <table:table-cell office:value-type="float" office:value="249" table:style-name="ce1">
            <text:p>249</text:p>
          </table:table-cell>
          <table:table-cell office:value-type="float" office:value="35614" table:formula="of:=[.E2]-[.F2]" table:style-name="ce1">
            <text:p>35614</text:p>
          </table:table-cell>
          <table:table-cell office:value-type="float" office:value="6.9430889774977E-3" table:formula="of:=[.F2]/[.E2]" table:style-name="ce7">
            <text:p>0.006943</text:p>
          </table:table-cell>
          <table:table-cell table:style-name="ce1"/>
          <table:table-cell office:value-type="float" office:value="44441" table:style-name="ce1">
            <text:p>44441</text:p>
          </table:table-cell>
          <table:table-cell office:value-type="float" office:value="34736" table:style-name="ce1">
            <text:p>34736</text:p>
          </table:table-cell>
          <table:table-cell office:value-type="float" office:value="7044" table:style-name="ce1">
            <text:p>7044</text:p>
          </table:table-cell>
          <table:table-cell office:value-type="float" office:value="0" table:style-name="ce1">
            <text:p>0</text:p>
          </table:table-cell>
          <table:table-cell office:value-type="float" office:value="1.2793931368033165" table:formula="of:=[.J2]/[.K2]" table:style-name="ce7">
            <text:p>1.279393</text:p>
          </table:table-cell>
          <table:table-cell table:style-name="ce1"/>
          <table:table-cell office:value-type="float" office:value="37397" table:style-name="ce1">
            <text:p>37397</text:p>
          </table:table-cell>
          <table:table-cell office:value-type="float" office:value="34753" table:style-name="ce1">
            <text:p>34753</text:p>
          </table:table-cell>
          <table:table-cell office:value-type="float" office:value="7044" table:style-name="ce1">
            <text:p>7044</text:p>
          </table:table-cell>
          <table:table-cell office:value-type="float" office:value="7044" table:style-name="ce1">
            <text:p>7044</text:p>
          </table:table-cell>
          <table:table-cell office:value-type="float" office:value="1.0760797628981671" table:formula="of:=[.P2]/[.Q2]" table:style-name="ce7">
            <text:p>1.076080</text:p>
          </table:table-cell>
          <table:table-cell table:number-columns-repeated="1636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632" table:formula="of:=[.C3]*(2^[.A3])*(32*[.B3] + 31 - [.A3] - LOG([.B3];2))" table:style-name="ce1">
            <text:p>5632</text:p>
          </table:table-cell>
          <table:table-cell office:value-type="float" office:value="35863" table:style-name="ce1">
            <text:p>35863</text:p>
          </table:table-cell>
          <table:table-cell office:value-type="float" office:value="152" table:style-name="ce1">
            <text:p>152</text:p>
          </table:table-cell>
          <table:table-cell office:value-type="float" office:value="35711" table:formula="of:=[.E3]-[.F3]" table:style-name="ce1">
            <text:p>35711</text:p>
          </table:table-cell>
          <table:table-cell office:value-type="float" office:value="4.238351504335945E-3" table:formula="of:=[.F3]/[.E3]" table:style-name="ce7">
            <text:p>0.004238</text:p>
          </table:table-cell>
          <table:table-cell table:style-name="ce1"/>
          <table:table-cell office:value-type="float" office:value="43570" table:style-name="ce1">
            <text:p>43570</text:p>
          </table:table-cell>
          <table:table-cell office:value-type="float" office:value="34742" table:style-name="ce1">
            <text:p>34742</text:p>
          </table:table-cell>
          <table:table-cell office:value-type="float" office:value="7044" table:style-name="ce1">
            <text:p>7044</text:p>
          </table:table-cell>
          <table:table-cell office:value-type="float" office:value="0" table:style-name="ce1">
            <text:p>0</text:p>
          </table:table-cell>
          <table:table-cell office:value-type="float" office:value="1.2541016636923608" table:formula="of:=[.J3]/[.K3]" table:style-name="ce7">
            <text:p>1.254102</text:p>
          </table:table-cell>
          <table:table-cell table:style-name="ce1"/>
          <table:table-cell office:value-type="float" office:value="36526" table:style-name="ce1">
            <text:p>36526</text:p>
          </table:table-cell>
          <table:table-cell office:value-type="float" office:value="34753" table:style-name="ce1">
            <text:p>34753</text:p>
          </table:table-cell>
          <table:table-cell office:value-type="float" office:value="7044" table:style-name="ce1">
            <text:p>7044</text:p>
          </table:table-cell>
          <table:table-cell office:value-type="float" office:value="7044" table:style-name="ce1">
            <text:p>7044</text:p>
          </table:table-cell>
          <table:table-cell office:value-type="float" office:value="1.0510171783730902" table:formula="of:=[.P3]/[.Q3]" table:style-name="ce7">
            <text:p>1.051017</text:p>
          </table:table-cell>
          <table:table-cell table:number-columns-repeated="1636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9664" table:formula="of:=[.C4]*(2^[.A4])*(32*[.B4] + 31 - [.A4] - LOG([.B4];2))" table:style-name="ce1">
            <text:p>9664</text:p>
          </table:table-cell>
          <table:table-cell office:value-type="float" office:value="35863" table:style-name="ce1">
            <text:p>35863</text:p>
          </table:table-cell>
          <table:table-cell office:value-type="float" office:value="51" table:style-name="ce1">
            <text:p>51</text:p>
          </table:table-cell>
          <table:table-cell office:value-type="float" office:value="35812" table:formula="of:=[.E4]-[.F4]" table:style-name="ce1">
            <text:p>35812</text:p>
          </table:table-cell>
          <table:table-cell office:value-type="float" office:value="1.4220784652706131E-3" table:formula="of:=[.F4]/[.E4]" table:style-name="ce7">
            <text:p>0.001422</text:p>
          </table:table-cell>
          <table:table-cell table:style-name="ce1"/>
          <table:table-cell office:value-type="float" office:value="42637" table:style-name="ce1">
            <text:p>42637</text:p>
          </table:table-cell>
          <table:table-cell office:value-type="float" office:value="34747" table:style-name="ce1">
            <text:p>34747</text:p>
          </table:table-cell>
          <table:table-cell office:value-type="float" office:value="7044" table:style-name="ce1">
            <text:p>7044</text:p>
          </table:table-cell>
          <table:table-cell office:value-type="float" office:value="0" table:style-name="ce1">
            <text:p>0</text:p>
          </table:table-cell>
          <table:table-cell office:value-type="float" office:value="1.2270699628744928" table:formula="of:=[.J4]/[.K4]" table:style-name="ce7">
            <text:p>1.227070</text:p>
          </table:table-cell>
          <table:table-cell table:style-name="ce1"/>
          <table:table-cell office:value-type="float" office:value="35593" table:style-name="ce1">
            <text:p>35593</text:p>
          </table:table-cell>
          <table:table-cell office:value-type="float" office:value="34753" table:style-name="ce1">
            <text:p>34753</text:p>
          </table:table-cell>
          <table:table-cell office:value-type="float" office:value="7044" table:style-name="ce1">
            <text:p>7044</text:p>
          </table:table-cell>
          <table:table-cell office:value-type="float" office:value="7044" table:style-name="ce1">
            <text:p>7044</text:p>
          </table:table-cell>
          <table:table-cell office:value-type="float" office:value="1.0241705752021408" table:formula="of:=[.P4]/[.Q4]" table:style-name="ce7">
            <text:p>1.024171</text:p>
          </table:table-cell>
          <table:table-cell table:number-columns-repeated="1636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296" table:formula="of:=[.C5]*(2^[.A5])*(32*[.B5] + 31 - [.A5] - LOG([.B5];2))" table:style-name="ce1">
            <text:p>7296</text:p>
          </table:table-cell>
          <table:table-cell office:value-type="float" office:value="35863" table:style-name="ce1">
            <text:p>35863</text:p>
          </table:table-cell>
          <table:table-cell office:value-type="float" office:value="200" table:style-name="ce1">
            <text:p>200</text:p>
          </table:table-cell>
          <table:table-cell office:value-type="float" office:value="35663" table:formula="of:=[.E5]-[.F5]" table:style-name="ce1">
            <text:p>35663</text:p>
          </table:table-cell>
          <table:table-cell office:value-type="float" office:value="5.5767782951788754E-3" table:formula="of:=[.F5]/[.E5]" table:style-name="ce7">
            <text:p>0.005577</text:p>
          </table:table-cell>
          <table:table-cell table:style-name="ce1"/>
          <table:table-cell office:value-type="float" office:value="43975" table:style-name="ce1">
            <text:p>43975</text:p>
          </table:table-cell>
          <table:table-cell office:value-type="float" office:value="34736" table:style-name="ce1">
            <text:p>34736</text:p>
          </table:table-cell>
          <table:table-cell office:value-type="float" office:value="7044" table:style-name="ce1">
            <text:p>7044</text:p>
          </table:table-cell>
          <table:table-cell office:value-type="float" office:value="0" table:style-name="ce1">
            <text:p>0</text:p>
          </table:table-cell>
          <table:table-cell office:value-type="float" office:value="1.2659776600644863" table:formula="of:=[.J5]/[.K5]" table:style-name="ce7">
            <text:p>1.265978</text:p>
          </table:table-cell>
          <table:table-cell table:style-name="ce1"/>
          <table:table-cell office:value-type="float" office:value="36931" table:style-name="ce1">
            <text:p>36931</text:p>
          </table:table-cell>
          <table:table-cell office:value-type="float" office:value="34753" table:style-name="ce1">
            <text:p>34753</text:p>
          </table:table-cell>
          <table:table-cell office:value-type="float" office:value="7044" table:style-name="ce1">
            <text:p>7044</text:p>
          </table:table-cell>
          <table:table-cell office:value-type="float" office:value="7044" table:style-name="ce1">
            <text:p>7044</text:p>
          </table:table-cell>
          <table:table-cell office:value-type="float" office:value="1.0626708485598366" table:formula="of:=[.P5]/[.Q5]" table:style-name="ce7">
            <text:p>1.062671</text:p>
          </table:table-cell>
          <table:table-cell table:number-columns-repeated="1636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696" table:formula="of:=[.C6]*(2^[.A6])*(32*[.B6] + 31 - [.A6] - LOG([.B6];2))" table:style-name="ce1">
            <text:p>5696</text:p>
          </table:table-cell>
          <table:table-cell office:value-type="float" office:value="35863" table:style-name="ce1">
            <text:p>35863</text:p>
          </table:table-cell>
          <table:table-cell office:value-type="float" office:value="103" table:style-name="ce1">
            <text:p>103</text:p>
          </table:table-cell>
          <table:table-cell office:value-type="float" office:value="35760" table:formula="of:=[.E6]-[.F6]" table:style-name="ce1">
            <text:p>35760</text:p>
          </table:table-cell>
          <table:table-cell office:value-type="float" office:value="2.8720408220171208E-3" table:formula="of:=[.F6]/[.E6]" table:style-name="ce7">
            <text:p>0.002872</text:p>
          </table:table-cell>
          <table:table-cell table:style-name="ce1"/>
          <table:table-cell office:value-type="float" office:value="43104" table:style-name="ce1">
            <text:p>43104</text:p>
          </table:table-cell>
          <table:table-cell office:value-type="float" office:value="34742" table:style-name="ce1">
            <text:p>34742</text:p>
          </table:table-cell>
          <table:table-cell office:value-type="float" office:value="7044" table:style-name="ce1">
            <text:p>7044</text:p>
          </table:table-cell>
          <table:table-cell office:value-type="float" office:value="0" table:style-name="ce1">
            <text:p>0</text:p>
          </table:table-cell>
          <table:table-cell office:value-type="float" office:value="1.2406885038282194" table:formula="of:=[.J6]/[.K6]" table:style-name="ce7">
            <text:p>1.240689</text:p>
          </table:table-cell>
          <table:table-cell table:style-name="ce1"/>
          <table:table-cell office:value-type="float" office:value="36060" table:style-name="ce1">
            <text:p>36060</text:p>
          </table:table-cell>
          <table:table-cell office:value-type="float" office:value="34753" table:style-name="ce1">
            <text:p>34753</text:p>
          </table:table-cell>
          <table:table-cell office:value-type="float" office:value="7044" table:style-name="ce1">
            <text:p>7044</text:p>
          </table:table-cell>
          <table:table-cell office:value-type="float" office:value="7044" table:style-name="ce1">
            <text:p>7044</text:p>
          </table:table-cell>
          <table:table-cell office:value-type="float" office:value="1.0376082640347597" table:formula="of:=[.P6]/[.Q6]" table:style-name="ce7">
            <text:p>1.037608</text:p>
          </table:table-cell>
          <table:table-cell table:number-columns-repeated="1636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9728" table:formula="of:=[.C7]*(2^[.A7])*(32*[.B7] + 31 - [.A7] - LOG([.B7];2))" table:style-name="ce1">
            <text:p>9728</text:p>
          </table:table-cell>
          <table:table-cell office:value-type="float" office:value="35863" table:style-name="ce1">
            <text:p>35863</text:p>
          </table:table-cell>
          <table:table-cell office:value-type="float" office:value="51" table:style-name="ce1">
            <text:p>51</text:p>
          </table:table-cell>
          <table:table-cell office:value-type="float" office:value="35812" table:formula="of:=[.E7]-[.F7]" table:style-name="ce1">
            <text:p>35812</text:p>
          </table:table-cell>
          <table:table-cell office:value-type="float" office:value="1.4220784652706131E-3" table:formula="of:=[.F7]/[.E7]" table:style-name="ce7">
            <text:p>0.001422</text:p>
          </table:table-cell>
          <table:table-cell table:style-name="ce1"/>
          <table:table-cell office:value-type="float" office:value="42637" table:style-name="ce1">
            <text:p>42637</text:p>
          </table:table-cell>
          <table:table-cell office:value-type="float" office:value="34747" table:style-name="ce1">
            <text:p>34747</text:p>
          </table:table-cell>
          <table:table-cell office:value-type="float" office:value="7044" table:style-name="ce1">
            <text:p>7044</text:p>
          </table:table-cell>
          <table:table-cell office:value-type="float" office:value="0" table:style-name="ce1">
            <text:p>0</text:p>
          </table:table-cell>
          <table:table-cell office:value-type="float" office:value="1.2270699628744928" table:formula="of:=[.J7]/[.K7]" table:style-name="ce7">
            <text:p>1.227070</text:p>
          </table:table-cell>
          <table:table-cell table:style-name="ce1"/>
          <table:table-cell office:value-type="float" office:value="35593" table:style-name="ce1">
            <text:p>35593</text:p>
          </table:table-cell>
          <table:table-cell office:value-type="float" office:value="34753" table:style-name="ce1">
            <text:p>34753</text:p>
          </table:table-cell>
          <table:table-cell office:value-type="float" office:value="7044" table:style-name="ce1">
            <text:p>7044</text:p>
          </table:table-cell>
          <table:table-cell office:value-type="float" office:value="7044" table:style-name="ce1">
            <text:p>7044</text:p>
          </table:table-cell>
          <table:table-cell office:value-type="float" office:value="1.0241705752021408" table:formula="of:=[.P7]/[.Q7]" table:style-name="ce7">
            <text:p>1.024171</text:p>
          </table:table-cell>
          <table:table-cell table:number-columns-repeated="1636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7424" table:formula="of:=[.C8]*(2^[.A8])*(32*[.B8] + 31 - [.A8] - LOG([.B8];2))" table:style-name="ce1">
            <text:p>7424</text:p>
          </table:table-cell>
          <table:table-cell office:value-type="float" office:value="35863" table:style-name="ce1">
            <text:p>35863</text:p>
          </table:table-cell>
          <table:table-cell office:value-type="float" office:value="200" table:style-name="ce1">
            <text:p>200</text:p>
          </table:table-cell>
          <table:table-cell office:value-type="float" office:value="35663" table:formula="of:=[.E8]-[.F8]" table:style-name="ce1">
            <text:p>35663</text:p>
          </table:table-cell>
          <table:table-cell office:value-type="float" office:value="5.5767782951788754E-3" table:formula="of:=[.F8]/[.E8]" table:style-name="ce7">
            <text:p>0.005577</text:p>
          </table:table-cell>
          <table:table-cell table:style-name="ce1"/>
          <table:table-cell office:value-type="float" office:value="43975" table:style-name="ce1">
            <text:p>43975</text:p>
          </table:table-cell>
          <table:table-cell office:value-type="float" office:value="34736" table:style-name="ce1">
            <text:p>34736</text:p>
          </table:table-cell>
          <table:table-cell office:value-type="float" office:value="7044" table:style-name="ce1">
            <text:p>7044</text:p>
          </table:table-cell>
          <table:table-cell office:value-type="float" office:value="0" table:style-name="ce1">
            <text:p>0</text:p>
          </table:table-cell>
          <table:table-cell office:value-type="float" office:value="1.2659776600644863" table:formula="of:=[.J8]/[.K8]" table:style-name="ce7">
            <text:p>1.265978</text:p>
          </table:table-cell>
          <table:table-cell table:style-name="ce1"/>
          <table:table-cell office:value-type="float" office:value="36931" table:style-name="ce1">
            <text:p>36931</text:p>
          </table:table-cell>
          <table:table-cell office:value-type="float" office:value="34753" table:style-name="ce1">
            <text:p>34753</text:p>
          </table:table-cell>
          <table:table-cell office:value-type="float" office:value="7044" table:style-name="ce1">
            <text:p>7044</text:p>
          </table:table-cell>
          <table:table-cell office:value-type="float" office:value="7044" table:style-name="ce1">
            <text:p>7044</text:p>
          </table:table-cell>
          <table:table-cell office:value-type="float" office:value="1.0626708485598366" table:formula="of:=[.P8]/[.Q8]" table:style-name="ce7">
            <text:p>1.062671</text:p>
          </table:table-cell>
          <table:table-cell table:number-columns-repeated="1636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760" table:formula="of:=[.C9]*(2^[.A9])*(32*[.B9] + 31 - [.A9] - LOG([.B9];2))" table:style-name="ce1">
            <text:p>5760</text:p>
          </table:table-cell>
          <table:table-cell office:value-type="float" office:value="35863" table:style-name="ce1">
            <text:p>35863</text:p>
          </table:table-cell>
          <table:table-cell office:value-type="float" office:value="103" table:style-name="ce1">
            <text:p>103</text:p>
          </table:table-cell>
          <table:table-cell office:value-type="float" office:value="35760" table:formula="of:=[.E9]-[.F9]" table:style-name="ce1">
            <text:p>35760</text:p>
          </table:table-cell>
          <table:table-cell office:value-type="float" office:value="2.8720408220171208E-3" table:formula="of:=[.F9]/[.E9]" table:style-name="ce7">
            <text:p>0.002872</text:p>
          </table:table-cell>
          <table:table-cell table:style-name="ce1"/>
          <table:table-cell office:value-type="float" office:value="43104" table:style-name="ce1">
            <text:p>43104</text:p>
          </table:table-cell>
          <table:table-cell office:value-type="float" office:value="34742" table:style-name="ce1">
            <text:p>34742</text:p>
          </table:table-cell>
          <table:table-cell office:value-type="float" office:value="7044" table:style-name="ce1">
            <text:p>7044</text:p>
          </table:table-cell>
          <table:table-cell office:value-type="float" office:value="0" table:style-name="ce1">
            <text:p>0</text:p>
          </table:table-cell>
          <table:table-cell office:value-type="float" office:value="1.2406885038282194" table:formula="of:=[.J9]/[.K9]" table:style-name="ce7">
            <text:p>1.240689</text:p>
          </table:table-cell>
          <table:table-cell table:style-name="ce1"/>
          <table:table-cell office:value-type="float" office:value="36060" table:style-name="ce1">
            <text:p>36060</text:p>
          </table:table-cell>
          <table:table-cell office:value-type="float" office:value="34753" table:style-name="ce1">
            <text:p>34753</text:p>
          </table:table-cell>
          <table:table-cell office:value-type="float" office:value="7044" table:style-name="ce1">
            <text:p>7044</text:p>
          </table:table-cell>
          <table:table-cell office:value-type="float" office:value="7044" table:style-name="ce1">
            <text:p>7044</text:p>
          </table:table-cell>
          <table:table-cell office:value-type="float" office:value="1.0376082640347597" table:formula="of:=[.P9]/[.Q9]" table:style-name="ce7">
            <text:p>1.037608</text:p>
          </table:table-cell>
          <table:table-cell table:number-columns-repeated="1636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9792" table:formula="of:=[.C10]*(2^[.A10])*(32*[.B10] + 31 - [.A10] - LOG([.B10];2))" table:style-name="ce1">
            <text:p>9792</text:p>
          </table:table-cell>
          <table:table-cell office:value-type="float" office:value="35863" table:style-name="ce1">
            <text:p>35863</text:p>
          </table:table-cell>
          <table:table-cell office:value-type="float" office:value="51" table:style-name="ce1">
            <text:p>51</text:p>
          </table:table-cell>
          <table:table-cell office:value-type="float" office:value="35812" table:formula="of:=[.E10]-[.F10]" table:style-name="ce1">
            <text:p>35812</text:p>
          </table:table-cell>
          <table:table-cell office:value-type="float" office:value="1.4220784652706131E-3" table:formula="of:=[.F10]/[.E10]" table:style-name="ce7">
            <text:p>0.001422</text:p>
          </table:table-cell>
          <table:table-cell table:style-name="ce1"/>
          <table:table-cell office:value-type="float" office:value="42637" table:style-name="ce1">
            <text:p>42637</text:p>
          </table:table-cell>
          <table:table-cell office:value-type="float" office:value="34747" table:style-name="ce1">
            <text:p>34747</text:p>
          </table:table-cell>
          <table:table-cell office:value-type="float" office:value="7044" table:style-name="ce1">
            <text:p>7044</text:p>
          </table:table-cell>
          <table:table-cell office:value-type="float" office:value="0" table:style-name="ce1">
            <text:p>0</text:p>
          </table:table-cell>
          <table:table-cell office:value-type="float" office:value="1.2270699628744928" table:formula="of:=[.J10]/[.K10]" table:style-name="ce7">
            <text:p>1.227070</text:p>
          </table:table-cell>
          <table:table-cell table:style-name="ce1"/>
          <table:table-cell office:value-type="float" office:value="35593" table:style-name="ce1">
            <text:p>35593</text:p>
          </table:table-cell>
          <table:table-cell office:value-type="float" office:value="34753" table:style-name="ce1">
            <text:p>34753</text:p>
          </table:table-cell>
          <table:table-cell office:value-type="float" office:value="7044" table:style-name="ce1">
            <text:p>7044</text:p>
          </table:table-cell>
          <table:table-cell office:value-type="float" office:value="7044" table:style-name="ce1">
            <text:p>7044</text:p>
          </table:table-cell>
          <table:table-cell office:value-type="float" office:value="1.0241705752021408" table:formula="of:=[.P10]/[.Q10]" table:style-name="ce7">
            <text:p>1.024171</text:p>
          </table:table-cell>
          <table:table-cell table:number-columns-repeated="16364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dc:creator>Matt</dc:creator>
    <meta:creation-date>2018-04-29T15:18:53Z</meta:creation-date>
    <dc:date>2018-04-30T01:10:38Z</dc:date>
    <meta:editing-cycles>5</meta:editing-cycles>
    <meta:editing-duration>PT1020S</meta:editing-duration>
  </office:meta>
</office:document-meta>
</file>